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P3" style:family="paragraph" style:parent-style-name="Standard">
      <style:text-properties officeooo:rsid="00087458" officeooo:paragraph-rsid="00087458"/>
    </style:style>
    <style:style style:name="P4" style:family="paragraph" style:parent-style-name="Standard">
      <style:text-properties fo:font-weight="bold" officeooo:rsid="000e88cf" officeooo:paragraph-rsid="00137f49" style:font-weight-asian="bold" style:font-weight-complex="bold"/>
    </style:style>
    <style:style style:name="P5" style:family="paragraph" style:parent-style-name="Standard">
      <style:text-properties fo:font-weight="bold" officeooo:rsid="000e88cf" officeooo:paragraph-rsid="00087458" style:font-weight-asian="bold" style:font-weight-complex="bold"/>
    </style:style>
    <style:style style:name="P6" style:family="paragraph" style:parent-style-name="Standard">
      <style:text-properties fo:font-weight="bold" officeooo:rsid="000e88cf" officeooo:paragraph-rsid="0017a68f" style:font-weight-asian="bold" style:font-weight-complex="bold"/>
    </style:style>
    <style:style style:name="P7" style:family="paragraph" style:parent-style-name="Standard">
      <style:text-properties fo:font-weight="bold" officeooo:rsid="000e88cf" officeooo:paragraph-rsid="00206eaf" style:font-weight-asian="bold" style:font-weight-complex="bold"/>
    </style:style>
    <style:style style:name="P8" style:family="paragraph" style:parent-style-name="Standard">
      <style:text-properties fo:font-weight="bold" officeooo:rsid="000e88cf" officeooo:paragraph-rsid="002097d4" style:font-weight-asian="bold" style:font-weight-complex="bold"/>
    </style:style>
    <style:style style:name="P9" style:family="paragraph" style:parent-style-name="Standard">
      <style:text-properties fo:font-weight="bold" officeooo:rsid="00122182" officeooo:paragraph-rsid="001efd34" style:font-weight-asian="bold" style:font-weight-complex="bold"/>
    </style:style>
    <style:style style:name="P10" style:family="paragraph" style:parent-style-name="Standard">
      <style:text-properties fo:font-weight="bold" officeooo:rsid="00122182" officeooo:paragraph-rsid="000e88cf" style:font-weight-asian="bold" style:font-weight-complex="bold"/>
    </style:style>
    <style:style style:name="P11" style:family="paragraph" style:parent-style-name="Standard">
      <style:text-properties fo:font-weight="bold" officeooo:rsid="00087458" officeooo:paragraph-rsid="001efd34" style:font-weight-asian="bold" style:font-weight-complex="bold"/>
    </style:style>
    <style:style style:name="P12" style:family="paragraph" style:parent-style-name="Standard">
      <style:text-properties fo:font-weight="bold" officeooo:rsid="0008d94f" officeooo:paragraph-rsid="0008d94f" style:font-weight-asian="bold" style:font-weight-complex="bold"/>
    </style:style>
    <style:style style:name="P13" style:family="paragraph" style:parent-style-name="Standard">
      <style:paragraph-properties fo:text-align="center" style:justify-single-word="false"/>
      <style:text-properties fo:font-size="18pt" fo:font-weight="bold" officeooo:rsid="00087458" officeooo:paragraph-rsid="00087458"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36pt" fo:font-weight="bold" officeooo:rsid="000bf90b" officeooo:paragraph-rsid="000bf90b" style:font-size-asian="36pt" style:font-weight-asian="bold" style:font-size-complex="36pt" style:font-weight-complex="bold"/>
    </style:style>
    <style:style style:name="P15" style:family="paragraph" style:parent-style-name="Standard">
      <style:text-properties officeooo:rsid="0008d94f" officeooo:paragraph-rsid="0008d94f"/>
    </style:style>
    <style:style style:name="P16" style:family="paragraph" style:parent-style-name="Standard">
      <style:text-properties officeooo:rsid="0008d94f" officeooo:paragraph-rsid="001e2197"/>
    </style:style>
    <style:style style:name="P17" style:family="paragraph" style:parent-style-name="Standard">
      <style:text-properties officeooo:rsid="0008d94f" officeooo:paragraph-rsid="001efd34"/>
    </style:style>
    <style:style style:name="P18" style:family="paragraph" style:parent-style-name="Footer">
      <style:text-properties officeooo:rsid="0008d94f" officeooo:paragraph-rsid="0008d94f"/>
    </style:style>
    <style:style style:name="P19" style:family="paragraph" style:parent-style-name="Standard">
      <style:text-properties fo:font-weight="bold" officeooo:rsid="000e88cf" officeooo:paragraph-rsid="00249322" style:font-weight-asian="bold" style:font-weight-complex="bold"/>
    </style:style>
    <style:style style:name="T1" style:family="text">
      <style:text-properties officeooo:rsid="002138a3"/>
    </style:style>
    <style:style style:name="T2" style:family="text">
      <style:text-properties officeooo:rsid="000e88cf"/>
    </style:style>
    <style:style style:name="T3" style:family="text">
      <style:text-properties officeooo:rsid="001e2197"/>
    </style:style>
    <style:style style:name="T4" style:family="text">
      <style:text-properties officeooo:rsid="001efd34"/>
    </style:style>
    <style:style style:name="T5" style:family="text">
      <style:text-properties fo:font-weight="bold" style:font-weight-asian="bold" style:font-weight-complex="bold"/>
    </style:style>
    <style:style style:name="T6" style:family="text">
      <style:text-properties fo:font-weight="bold" officeooo:rsid="00122182" style:font-weight-asian="bold" style:font-weight-complex="bold"/>
    </style:style>
    <style:style style:name="T7" style:family="text">
      <style:text-properties officeooo:rsid="00206eaf"/>
    </style:style>
    <style:style style:name="T8" style:family="text">
      <style:text-properties officeooo:rsid="002097d4"/>
    </style:style>
    <style:style style:name="T9" style:family="text">
      <style:text-properties officeooo:rsid="0022ef5b"/>
    </style:style>
    <style:style style:name="T10" style:family="text">
      <style:text-properties officeooo:rsid="0024932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text:span text:style-name="T4">A</text:span>dhésion <text:span text:style-name="T4">2019</text:span></text:p>
      <text:p text:style-name="P3"/>
      <text:p text:style-name="P5"/>
      <text:p text:style-name="P4"/>
      <text:p text:style-name="P11">Prénom et nom <text:span text:style-name="T2">de l’adhérent </text:span>:</text:p>
      <text:p text:style-name="P9"/>
      <text:p text:style-name="P9">Téléphone mobile :</text:p>
      <text:p text:style-name="P9"/>
      <text:p text:style-name="P9"><text:span text:style-name="T9">E</text:span>-mail :</text:p>
      <text:p text:style-name="P11"/>
      <text:p text:style-name="P11">Adresse :</text:p>
      <text:p text:style-name="P11"/>
      <text:p text:style-name="P9">Code postal :</text:p>
      <text:p text:style-name="P9"/>
      <text:p text:style-name="P9">Ville :</text:p>
      <text:p text:style-name="P6"/>
      <text:p text:style-name="P7">Montant de la cotisation annuelle <text:span text:style-name="T7">pour l’année civile en cours :</text:span></text:p>
      <text:p text:style-name="P6"><text:span text:style-name="T9">20</text:span>€ membre adhérent</text:p>
      <text:p text:style-name="P19">à partir de <text:span text:style-name="T10">40</text:span>€ membre adhérent bienfaiteur ; soit __________________€</text:p>
      <text:p text:style-name="P19"><text:span text:style-name="T10">Il est possible de faire un don </text:span>; soit __________________€</text:p>
      <text:p text:style-name="P6">payable par chèque libellé à l'ordre "A<text:span text:style-name="T7">3C presqu’île</text:span>"</text:p>
      <text:p text:style-name="P10"/>
      <text:p text:style-name="P12">Consentement requis par le règlement général sur la protection des données (RGPD)</text:p>
      <text:p text:style-name="P15">Les informations collectées dans ce formulaire par l'association "<text:span text:style-name="T3">A3C presqu’île</text:span>" sont utilisées exclusivement par l'association pour la communication, l'échange, le traitement et la gestion des activités en lien avec l'association, et ne sauraient en aucun cas être vendues, cédées par quelque moyen que ce soit.</text:p>
      <text:p text:style-name="P16"><text:span text:style-name="T5">□ OUI □ NON</text:span> J'autorise l'association "<text:span text:style-name="T3">A3C presqu’île</text:span>" à utiliser mes informations personnelles dans le cadre exclusif de l'association et à communiquer avec moi par mon courrier électronique (ci dessus).</text:p>
      <text:p text:style-name="P17"><text:span text:style-name="T5">□ OUI □ NON</text:span> J'autorise l'association "<text:span text:style-name="T3">A3C presqu’île</text:span>" à publier des photos où je figure prises dans le cas d'Activités de l'association: Voyages, Assemblées... sur des supports variés (papiers et <text:span text:style-name="T4">d</text:span>ématérialisés) dans le cadre exclusif de l'association.</text:p>
      <text:p text:style-name="P8"/>
      <text:p text:style-name="P8">J'adhère à l'association "<text:span text:style-name="T7">A3C presqu’île</text:span>" et je verse : <text:s text:c="11"/><text:span text:style-name="T8">€</text:span></text:p>
      <text:p text:style-name="P17"/>
      <text:p text:style-name="P17">Fait à :</text:p>
      <text:p text:style-name="P17"/>
      <text:p text:style-name="P17">le : <text:s text:c="38"/><text:span text:style-name="T6">Signa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MP2"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MP3" style:family="paragraph" style:parent-style-name="Footer">
      <style:text-properties officeooo:rsid="0008d94f" officeooo:paragraph-rsid="0008d94f"/>
    </style:style>
    <style:style style:name="MT1" style:family="text">
      <style:text-properties officeooo:rsid="002138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header>
        <text:p text:style-name="MP1">Association de Concept Culinaire Créatif <text:span text:style-name="MT1">d</text:span>e la presqu’île de Guérande</text:p>
        <text:p text:style-name="MP2">(Ci-dessous désignée A3C presqu’île)</text:p>
      </style:header>
      <style:footer>
        <text:p text:style-name="MP3">A3C presqu’île</text:p>
        <text:p text:style-name="MP3">1 rue du Languernais</text:p>
        <text:p text:style-name="MP3">44350 St Molf</text:p>
        <text:p text:style-name="MP3">Tél : 06.71.28.39.3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4:47:57.758500496</meta:creation-date>
    <meta:print-date>2019-05-19T13:01:05.302368215</meta:print-date>
    <dc:date>2019-06-01T10:59:58.880117959</dc:date>
    <meta:editing-duration>PT1H2M27S</meta:editing-duration>
    <meta:editing-cycles>12</meta:editing-cycles>
    <meta:generator>LibreOffice/6.0.7.3$Linux_X86_64 LibreOffice_project/00m0$Build-3</meta:generator>
    <meta:document-statistic meta:table-count="0" meta:image-count="0" meta:object-count="0" meta:page-count="1" meta:paragraph-count="25" meta:word-count="229" meta:character-count="1512" meta:non-whitespace-character-count="1259"/>
  </office:meta>
</office:document-meta>
</file>